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4.3" style:family="table-row">
      <style:table-row-properties style:min-row-height="0.2375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b8e79" officeooo:paragraph-rsid="000b8e79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8e79" officeooo:paragraph-rsid="000b8e79" style:font-weight-asian="bold" style:font-weight-complex="bold"/>
    </style:style>
    <style:style style:name="P3" style:family="paragraph" style:parent-style-name="Table_20_Contents">
      <style:text-properties officeooo:rsid="000b8e79" officeooo:paragraph-rsid="000b8e79"/>
    </style:style>
    <style:style style:name="P4" style:family="paragraph" style:parent-style-name="Table_20_Contents">
      <style:text-properties officeooo:paragraph-rsid="000c35d9"/>
    </style:style>
    <style:style style:name="P5" style:family="paragraph" style:parent-style-name="Table_20_Contents">
      <style:text-properties officeooo:rsid="000b8e79" officeooo:paragraph-rsid="000c35d9"/>
    </style:style>
    <style:style style:name="P6" style:family="paragraph" style:parent-style-name="Table_20_Contents">
      <style:text-properties officeooo:rsid="000c35d9" officeooo:paragraph-rsid="000c35d9"/>
    </style:style>
    <style:style style:name="P7" style:family="paragraph" style:parent-style-name="Standard">
      <style:paragraph-properties fo:text-align="center" style:justify-single-word="false"/>
      <style:text-properties officeooo:rsid="000b8e79" officeooo:paragraph-rsid="000b8e79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c35d9" officeooo:paragraph-rsid="000c35d9" style:font-weight-asian="bold" style:font-weight-complex="bold"/>
    </style:style>
    <style:style style:name="P9" style:family="paragraph" style:parent-style-name="Table_20_Contents">
      <style:text-properties officeooo:rsid="000c780f" officeooo:paragraph-rsid="000c780f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c780f" officeooo:paragraph-rsid="000c780f" style:font-weight-asian="bold" style:font-weight-complex="bold"/>
    </style:style>
    <style:style style:name="T1" style:family="text">
      <style:text-properties officeooo:rsid="000b8e79"/>
    </style:style>
    <style:style style:name="T2" style:family="text">
      <style:text-properties officeooo:rsid="000c35d9"/>
    </style:style>
    <style:style style:name="T3" style:family="text">
      <style:text-properties officeooo:rsid="000c780f"/>
    </style:style>
    <style:style style:name="gr1" style:family="graphic">
      <style:graphic-properties draw:textarea-horizontal-align="justify" draw:textarea-vertical-align="middle" draw:auto-grow-height="false" fo:min-height="0.3598in" fo:min-width="0.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 Ragsdale</text:p>
      <text:p text:style-name="P1">SDEV200 – Summer 2025</text:p>
      <text:p text:style-name="P1">Final Project Week 4 – UML Diagram</text:p>
      <text:p text:style-name="P1">C05126059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Conversion</text:p>
          </table:table-cell>
        </table:table-row>
        <table:table-row>
          <table:table-cell table:style-name="Table1.A2" office:value-type="string">
            <text:p text:style-name="Table_20_Contents">-<text:span text:style-name="T1">dateCreated: java.util.Date</text:span></text:p>
          </table:table-cell>
        </table:table-row>
        <table:table-row>
          <table:table-cell table:style-name="Table1.A2" office:value-type="string">
            <text:p text:style-name="P3">+Conversion()</text:p>
            <text:p text:style-name="P4">-<text:span text:style-name="T2">setUnit: String</text:span></text:p>
            <text:p text:style-name="P5">-<text:span text:style-name="T2">getUnit </text:span><text:span text:style-name="T3">(new Unit </text:span><text:span text:style-name="T2">: String</text:span><text:span text:style-name="T3">)</text:span></text:p>
            <text:p text:style-name="P5"><text:s text:c="5"/><text:span text:style-name="T3">void</text:span></text:p>
            <text:p text:style-name="P6">+toString(): String</text:p>
          </table:table-cell>
        </table:table-row>
      </table:table>
      <text:p text:style-name="P7"><draw:custom-shape text:anchor-type="paragraph" draw:z-index="0" draw:name="Shape 1" draw:style-name="gr1" svg:width="0.3988in" svg:height="0.4106in" svg:x="3.3374in" svg:y="0.065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position-x="$1" draw:handle-position-y="$0" draw:handle-range-x-minimum="0" draw:handle-range-x-maximum="10800" draw:handle-range-y-minimum="0" draw:handle-range-y-maximum="21600"/></draw:enhanced-geometry></draw:custom-shape></text:p>
      <text:p text:style-name="P7"/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Temperature</text:p>
          </table:table-cell>
        </table:table-row>
        <table:table-row>
          <table:table-cell table:style-name="Table2.A2" office:value-type="string">
            <text:p text:style-name="P6">-value: double</text:p>
            <text:p text:style-name="P6">-unit: <text:span text:style-name="T3">String</text:span></text:p>
          </table:table-cell>
        </table:table-row>
        <table:table-row>
          <table:table-cell table:style-name="Table2.A2" office:value-type="string">
            <text:p text:style-name="P6">+Temperature (value: double, unit: <text:span text:style-name="T3">String</text:span>)</text:p>
            <text:p text:style-name="P6">+getValue(): double</text:p>
            <text:p text:style-name="P6">+getUnit(): <text:span text:style-name="T3">String</text:span></text:p>
            <text:p text:style-name="P9">+setUnit(newUnit: String):</text:p>
            <text:p text:style-name="P9"><text:s text:c="5"/>void</text:p>
            <text:p text:style-name="P6">+toString(): String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Conversion</text:p>
          </table:table-cell>
        </table:table-row>
      </table:table>
      <text:p text:style-name="P1"><draw:custom-shape text:anchor-type="paragraph" draw:z-index="1" draw:name="Shape 2" draw:style-name="gr1" svg:width="0.3988in" svg:height="0.4106in" svg:x="3.2543in" svg:y="0.059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position-x="$1" draw:handle-position-y="$0" draw:handle-range-x-minimum="0" draw:handle-range-x-maximum="10800" draw:handle-range-y-minimum="0" draw:handle-range-y-maximum="21600"/></draw:enhanced-geometry></draw:custom-shape></text:p>
      <text:p text:style-name="P1"/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10">Volume</text:p>
          </table:table-cell>
        </table:table-row>
        <table:table-row>
          <table:table-cell table:style-name="Table4.A2" office:value-type="string">
            <text:p text:style-name="Table_20_Contents">-<text:span text:style-name="T3">value: double</text:span></text:p>
            <text:p text:style-name="Table_20_Contents">-<text:span text:style-name="T3">unit: String</text:span></text:p>
          </table:table-cell>
        </table:table-row>
        <table:table-row table:style-name="Table4.3">
          <table:table-cell table:style-name="Table4.A2" office:value-type="string">
            <text:p text:style-name="P9">+Volume(value: double, unit: String)</text:p>
            <text:p text:style-name="P9">+getValue(): double</text:p>
            <text:p text:style-name="P9">+getUnit(): String</text:p>
            <text:p text:style-name="P9">+setUnit(newUnit: String):</text:p>
            <text:p text:style-name="P9"><text:s text:c="5"/>void</text:p>
            <text:p text:style-name="P9">+toString(): String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0">Conversion</text:p>
          </table:table-cell>
        </table:table-row>
      </table:table>
      <text:p text:style-name="P1"><draw:custom-shape text:anchor-type="paragraph" draw:z-index="2" draw:name="Shape 3" draw:style-name="gr1" svg:width="0.3988in" svg:height="0.4106in" svg:x="3.2543in" svg:y="0.036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position-x="$1" draw:handle-position-y="$0" draw:handle-range-x-minimum="0" draw:handle-range-x-maximum="10800" draw:handle-range-y-minimum="0" draw:handle-range-y-maximum="21600"/></draw:enhanced-geometry></draw:custom-shape></text:p>
      <text:p text:style-name="P1"/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10">Length</text:p>
          </table:table-cell>
        </table:table-row>
        <table:table-row>
          <table:table-cell table:style-name="Table6.A2" office:value-type="string">
            <text:p text:style-name="Table_20_Contents">-<text:span text:style-name="T3">value: double</text:span></text:p>
            <text:p text:style-name="Table_20_Contents">-<text:span text:style-name="T3">unit: String</text:span></text:p>
          </table:table-cell>
        </table:table-row>
        <table:table-row>
          <table:table-cell table:style-name="Table6.A2" office:value-type="string">
            <text:p text:style-name="P9">+Length(value: double, unit: String)</text:p>
            <text:p text:style-name="P9">+getValue(): double</text:p>
            <text:p text:style-name="P9">+getUnit(): String</text:p>
            <text:p text:style-name="P9">+setUnit(new unit: String):</text:p>
            <text:p text:style-name="P9"><text:s text:c="5"/>void</text:p>
            <text:p text:style-name="P9">+toString(): String</text:p>
          </table:table-cell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Conversion</text:p>
          </table:table-cell>
        </table:table-row>
      </table:table>
      <text:p text:style-name="P1"><draw:custom-shape text:anchor-type="paragraph" draw:z-index="3" draw:name="Shape 4" draw:style-name="gr1" svg:width="0.3988in" svg:height="0.4106in" svg:x="3.2543in" svg:y="0.040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position-x="$1" draw:handle-position-y="$0" draw:handle-range-x-minimum="0" draw:handle-range-x-maximum="10800" draw:handle-range-y-minimum="0" draw:handle-range-y-maximum="21600"/></draw:enhanced-geometry></draw:custom-shape></text:p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P10">Weight</text:p>
          </table:table-cell>
        </table:table-row>
        <table:table-row>
          <table:table-cell table:style-name="Table8.A2" office:value-type="string">
            <text:p text:style-name="Table_20_Contents">-<text:span text:style-name="T3">value: double</text:span></text:p>
            <text:p text:style-name="Table_20_Contents">-<text:span text:style-name="T3">unit: String</text:span></text:p>
          </table:table-cell>
        </table:table-row>
        <table:table-row>
          <table:table-cell table:style-name="Table8.A2" office:value-type="string">
            <text:p text:style-name="P9">+Weight(value: double, unit: String)</text:p>
            <text:p text:style-name="P9">+getValue(): double</text:p>
            <text:p text:style-name="P9">+getUnit(): String</text:p>
            <text:p text:style-name="P9">+setUnit(new Unit: String):</text:p>
            <text:p text:style-name="P9"><text:s text:c="5"/>void</text:p>
            <text:p text:style-name="P9">+toString(): String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4T07:42:59.213338200</meta:creation-date>
    <dc:date>2025-07-04T08:17:45.215121000</dc:date>
    <meta:editing-duration>PT11M4S</meta:editing-duration>
    <meta:editing-cycles>1</meta:editing-cycles>
    <meta:document-statistic meta:table-count="8" meta:image-count="0" meta:object-count="0" meta:page-count="2" meta:paragraph-count="50" meta:word-count="104" meta:character-count="882" meta:non-whitespace-character-count="801"/>
    <meta:generator>LibreOffice/25.2.4.3$Windows_X86_64 LibreOffice_project/33e196637044ead23f5c3226cde09b47731f7e27</meta:generator>
  </office:meta>
</office:document-meta>
</file>